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6000000982855BED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68cm, 2.359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016cm" svg:height="1.27cm" svg:x="10.906cm" svg:y="17.891cm">
          <draw:image xlink:href="Pictures/1000000000000076000000982855BED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21T14:44:16.923580843</dc:date>
    <meta:generator>LibreOffice/4.2.8.2$Linux_x86 LibreOffice_project/420m0$Build-2</meta:generator>
    <meta:document-statistic meta:object-count="1"/>
  </office:meta>
</office:document-meta>
</file>